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凸版文久ゴシック" svg:font-family="凸版文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="none" draw:opacity="100%" draw:opacity-name="Transparency_20_6" draw:textarea-horizontal-align="justify" draw:textarea-vertical-align="middle" draw:auto-grow-height="false" fo:min-height="3.286cm" fo:min-width="4.238cm"/>
    </style:style>
    <style:style style:name="gr3" style:family="graphic" style:parent-style-name="standard">
      <style:graphic-properties draw:stroke="none" svg:stroke-color="#000000" draw:fill="none" draw:fill-color="#ffffff" fo:min-height="1.35cm"/>
    </style:style>
    <style:style style:name="gr4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cm" fo:text-align="center"/>
    </style:style>
    <style:style style:name="P3" style:family="paragraph">
      <loext:graphic-properties draw:fill="none" draw:opacity="100%" draw:opacity-name="Transparency_20_6"/>
      <style:paragraph-properties fo:margin-top="0cm" fo:margin-bottom="0cm" fo:text-align="center"/>
      <style:text-properties style:font-name="凸版文久ゴシック" fo:font-size="28pt" style:font-name-asian="凸版文久ゴシック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 draw:opacity="100%" draw:opacity-name="Transparency_20_6"/>
      <style:paragraph-properties fo:text-align="center"/>
      <style:text-properties style:font-name="凸版文久ゴシック" fo:font-size="26.5pt" style:font-name-asian="凸版文久ゴシック" style:font-size-asian="26.5pt" style:font-size-complex="26.5pt"/>
    </style:style>
    <style:style style:name="P6" style:family="paragraph">
      <loext:graphic-properties draw:fill="none" draw:opacity="100%" draw:opacity-name="Transparency_20_6"/>
      <style:paragraph-properties fo:text-align="center"/>
      <style:text-properties style:font-name="凸版文久ゴシック" fo:font-size="28pt" style:font-name-asian="凸版文久ゴシック" style:font-size-asian="28pt" style:font-size-complex="28pt"/>
    </style:style>
    <style:style style:name="P7" style:family="paragraph">
      <loext:graphic-properties draw:fill="none" draw:fill-color="#ffffff"/>
      <style:text-properties style:font-name="凸版文久ゴシック" style:font-name-asian="凸版文久ゴシック"/>
    </style:style>
    <style:style style:name="P8" style:family="paragraph">
      <style:text-properties fo:color="#eeeeee"/>
    </style:style>
    <style:style style:name="P9" style:family="paragraph">
      <loext:graphic-properties draw:fill="none" draw:fill-color="#ffffff"/>
      <style:text-properties fo:color="#eeeeee" style:font-name="凸版文久ゴシック" fo:font-size="40pt" style:font-name-asian="凸版文久ゴシック" style:font-size-asian="40pt" style:font-size-complex="40pt"/>
    </style:style>
    <style:style style:name="T1" style:family="text">
      <style:text-properties style:font-name="凸版文久ゴシック" fo:font-size="28pt" style:font-name-asian="凸版文久ゴシック" style:font-size-asian="28pt" style:font-size-complex="28pt"/>
    </style:style>
    <style:style style:name="T2" style:family="text">
      <style:text-properties style:font-name="凸版文久ゴシック" fo:font-size="26.5pt" style:font-name-asian="凸版文久ゴシック" style:font-size-asian="26.5pt" style:font-size-complex="26.5pt"/>
    </style:style>
    <style:style style:name="T3" style:family="text">
      <style:text-properties style:font-name="凸版文久ゴシック" style:font-name-asian="凸版文久ゴシック"/>
    </style:style>
    <style:style style:name="T4" style:family="text">
      <style:text-properties fo:color="#eeeeee" style:font-name="凸版文久ゴシック" fo:font-size="40pt" style:font-name-asian="凸版文久ゴシック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2.2cm" svg:y1="17.25cm" svg:x2="23.5cm" svg:y2="17.25cm">
          <text:p/>
        </draw:line>
        <draw:line draw:style-name="gr1" draw:text-style-name="P1" draw:layer="layout" svg:x1="12.85cm" svg:y1="27.9cm" svg:x2="12.85cm" svg:y2="6.6cm">
          <text:p/>
        </draw:line>
        <draw:custom-shape draw:style-name="gr2" draw:text-style-name="P3" draw:layer="layout" svg:width="6.7cm" svg:height="5cm" svg:x="4.6cm" svg:y="10.8cm">
          <text:p text:style-name="P2"><text:span text:style-name="T1">フーリエ</text:span></text:p>
          <text:p text:style-name="P2"><text:span text:style-name="T1">ブランキ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6.7cm" svg:height="5cm" svg:x="4.534cm" svg:y="19.296cm">
          <text:p text:style-name="P4"><text:span text:style-name="T2">パヴロフスキー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6.7cm" svg:height="5cm" svg:x="14.7cm" svg:y="19.302cm">
          <text:p text:style-name="P4"><text:span text:style-name="T1">ライプニッツ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6" draw:layer="layout" svg:width="6.7cm" svg:height="5cm" svg:x="14.7cm" svg:y="10.8cm">
          <text:p text:style-name="P4"><text:span text:style-name="T1">サン＝シモン</text:span></text:p>
          <text:p text:style-name="P4"><text:span text:style-name="T1">マルク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4.1cm" svg:height="1.6cm" svg:x="2.128cm" svg:y="17.4cm">
          <draw:text-box>
            <text:p><text:span text:style-name="T3">偶然性</text:span></text:p>
          </draw:text-box>
        </draw:frame>
        <draw:frame draw:style-name="gr3" draw:text-style-name="P7" draw:layer="layout" svg:width="4.1cm" svg:height="1.6cm" svg:x="11.954cm" svg:y="5.6cm">
          <draw:text-box>
            <text:p><text:span text:style-name="T3">物質</text:span></text:p>
          </draw:text-box>
        </draw:frame>
        <draw:frame draw:style-name="gr3" draw:text-style-name="P7" draw:layer="layout" svg:width="4.1cm" svg:height="1.6cm" svg:x="11.954cm" svg:y="27.968cm">
          <draw:text-box>
            <text:p><text:span text:style-name="T3">観念</text:span></text:p>
          </draw:text-box>
        </draw:frame>
        <draw:frame draw:style-name="gr3" draw:text-style-name="P7" draw:layer="layout" svg:width="4.1cm" svg:height="1.6cm" svg:x="21.228cm" svg:y="17.4cm">
          <draw:text-box>
            <text:p><text:span text:style-name="T3">必然性</text:span></text:p>
          </draw:text-box>
        </draw:frame>
        <draw:frame draw:style-name="gr4" draw:text-style-name="P9" draw:layer="layout" svg:width="9.5cm" svg:height="4.2cm" svg:x="8.553cm" svg:y="19.709cm">
          <draw:text-box>
            <text:p text:style-name="P8"><text:span text:style-name="T4">原子論の世界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ヒラギノ明朝 ProN1" svg:font-family="'ヒラギノ明朝 ProN'" style:font-pitch="variable"/>
    <style:font-face style:name="凸版文久ゴシック" svg:font-family="凸版文久ゴシック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明朝" svg:font-family="'ＭＳ 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14004" draw:marker-start-width="0.2cm" draw:marker-start-center="false" draw:marker-end-width="0.2cm" draw:marker-end-center="false" svg:stroke-opacity="100%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明朝 ProN" style:font-family-asian="'ヒラギノ明朝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svg:stroke-opacity="100%" draw:fill="none" draw:fill-gradient-name="Gradient_20_2" draw:fill-hatch-name="Hatching_20_91" draw:fill-image-name="Bitmap_20_1"/>
      <style:paragraph-properties style:writing-mode="lr-tb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7cm" fo:page-height="36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52:03.802600000</meta:creation-date>
    <meta:editing-duration>PT14H43M49S</meta:editing-duration>
    <meta:editing-cycles>5</meta:editing-cycles>
    <meta:generator>LibreOffice/5.2.3.3$MacOSX_X86_64 LibreOffice_project/d54a8868f08a7b39642414cf2c8ef2f228f780cf</meta:generator>
    <meta:initial-creator>佐藤 正尚</meta:initial-creator>
    <dc:date>2017-11-08T02:51:12.751282000</dc:date>
    <dc:creator>佐藤 正尚</dc:creator>
    <meta:document-statistic meta:object-count="11"/>
  </office:meta>
</office:document-meta>
</file>